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5cm" fo:min-width="12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2.9cm" svg:height="6.7cm" svg:x="4cm" svg:y="9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7T13:03:46.169601275</meta:creation-date>
    <dc:date>2020-11-27T13:04:12.807689706</dc:date>
    <meta:editing-duration>PT3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